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DejaVu Sans1" svg:font-family="'DejaVu Sans'" style:font-family-generic="roman"/>
    <style:font-face style:name="Times2" svg:font-family="Times" style:font-family-generic="roman"/>
    <style:font-face style:name="Arial1" svg:font-family="Arial" style:font-family-generic="swiss"/>
    <style:font-face style:name="Times1" svg:font-family="Time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ejaVu Sans" svg:font-family="'DejaVu Sans'" style:font-family-generic="roman" style:font-pitch="variable"/>
    <style:font-face style:name="Arial" svg:font-family="Arial"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paragraph-properties fo:margin-top="0in" fo:margin-bottom="0in"/>
      <style:text-properties style:font-name="Arial"/>
    </style:style>
    <style:style style:name="P2" style:family="paragraph" style:parent-style-name="Standard">
      <style:paragraph-properties fo:margin-left="5.25in" fo:margin-right="0in" fo:text-align="start" style:justify-single-word="false" fo:text-indent="0in" style:auto-text-indent="false"/>
      <style:text-properties style:font-name="Arial"/>
    </style:style>
    <style:style style:name="P3" style:family="paragraph" style:parent-style-name="Text_20_body" style:list-style-name="L1">
      <style:paragraph-properties fo:margin-top="0in" fo:margin-bottom="0in"/>
      <style:text-properties style:font-name="Arial" fo:font-size="8pt" style:font-size-asian="8pt" style:font-size-complex="8pt"/>
    </style:style>
    <style:style style:name="P4" style:family="paragraph" style:parent-style-name="Text_20_body" style:list-style-name="L1">
      <style:paragraph-properties fo:margin-top="0in" fo:margin-bottom="0in"/>
      <style:text-properties style:font-name="Arial" fo:font-size="8pt" style:font-size-asian="8pt" style:font-size-complex="8pt"/>
    </style:style>
    <style:style style:name="P5" style:family="paragraph" style:parent-style-name="Text_20_body" style:list-style-name="L1">
      <style:paragraph-properties fo:margin-top="0in" fo:margin-bottom="0in"/>
      <style:text-properties style:font-name="Arial" fo:font-size="8pt" style:font-size-asian="8pt" style:font-size-complex="8pt"/>
    </style:style>
    <style:style style:name="P6" style:family="paragraph" style:parent-style-name="Text_20_body" style:list-style-name="L1">
      <style:paragraph-properties fo:margin-top="0in" fo:margin-bottom="0in"/>
      <style:text-properties style:font-name="Arial" fo:font-size="8pt" style:font-size-asian="8pt" style:font-size-complex="8pt"/>
    </style:style>
    <style:style style:name="P7" style:family="paragraph" style:parent-style-name="Text_20_body" style:list-style-name="L1">
      <style:paragraph-properties fo:margin-top="0in" fo:margin-bottom="0in"/>
      <style:text-properties style:font-name="Arial" fo:font-size="8pt" style:font-size-asian="8pt" style:font-size-complex="8pt"/>
    </style:style>
    <style:style style:name="P8" style:family="paragraph" style:parent-style-name="Text_20_body" style:list-style-name="L1">
      <style:paragraph-properties fo:margin-top="0in" fo:margin-bottom="0in"/>
      <style:text-properties style:font-name="Arial" fo:font-size="8pt" style:font-size-asian="8pt" style:font-size-complex="8pt"/>
    </style:style>
    <style:style style:name="P9" style:family="paragraph" style:parent-style-name="Text_20_body" style:list-style-name="L1">
      <style:paragraph-properties fo:margin-top="0in" fo:margin-bottom="0in"/>
      <style:text-properties style:font-name="Arial" fo:font-size="8pt" style:font-size-asian="8pt" style:font-size-complex="8pt"/>
    </style:style>
    <style:style style:name="P10" style:family="paragraph" style:parent-style-name="Text_20_body" style:list-style-name="L1">
      <style:paragraph-properties fo:margin-top="0in" fo:margin-bottom="0in"/>
      <style:text-properties style:font-name="Arial" fo:font-size="8pt" style:font-size-asian="8pt" style:font-size-complex="8pt"/>
    </style:style>
    <style:style style:name="P11" style:family="paragraph" style:parent-style-name="Text_20_body" style:list-style-name="L1">
      <style:paragraph-properties fo:margin-top="0in" fo:margin-bottom="0in"/>
      <style:text-properties style:font-name="Arial" fo:font-size="8pt" style:font-size-asian="8pt" style:font-size-complex="8pt"/>
    </style:style>
    <style:style style:name="P12" style:family="paragraph" style:parent-style-name="Text_20_body" style:list-style-name="L1">
      <style:paragraph-properties fo:margin-top="0in" fo:margin-bottom="0in"/>
      <style:text-properties style:font-name="Arial" fo:font-size="8pt" style:font-size-asian="8pt" style:font-size-complex="8pt"/>
    </style:style>
    <style:style style:name="P13" style:family="paragraph" style:parent-style-name="Text_20_body" style:list-style-name="L1">
      <style:paragraph-properties fo:margin-top="0in" fo:margin-bottom="0in"/>
      <style:text-properties style:font-name="Arial" fo:font-size="8pt" style:font-size-asian="8pt" style:font-size-complex="8pt"/>
    </style:style>
    <style:style style:name="P14" style:family="paragraph" style:parent-style-name="Text_20_body" style:list-style-name="L1">
      <style:paragraph-properties fo:margin-top="0in" fo:margin-bottom="0in"/>
      <style:text-properties style:font-name="Arial" fo:font-size="8pt" style:font-size-asian="8pt" style:font-size-complex="8pt"/>
    </style:style>
    <style:style style:name="P15" style:family="paragraph" style:parent-style-name="Text_20_body" style:list-style-name="L1">
      <style:paragraph-properties fo:margin-top="0in" fo:margin-bottom="0in"/>
      <style:text-properties style:font-name="Arial" fo:font-size="8pt" style:font-size-asian="8pt" style:font-size-complex="8pt"/>
    </style:style>
    <style:style style:name="P16" style:family="paragraph" style:parent-style-name="Text_20_body" style:list-style-name="L1">
      <style:paragraph-properties fo:margin-top="0in" fo:margin-bottom="0in"/>
      <style:text-properties style:font-name="Arial" fo:font-size="8pt" fo:font-weight="normal" style:font-size-asian="8pt" style:font-weight-asian="normal" style:font-size-complex="8pt" style:font-weight-complex="normal"/>
    </style:style>
    <style:style style:name="P17" style:family="paragraph" style:parent-style-name="Text_20_body" style:list-style-name="L1">
      <style:paragraph-properties fo:margin-top="0in" fo:margin-bottom="0in"/>
      <style:text-properties style:font-name="Arial" fo:font-size="20pt" style:font-size-asian="20pt" style:font-size-complex="20pt"/>
    </style:style>
    <style:style style:name="P18" style:family="paragraph" style:parent-style-name="Text_20_body" style:list-style-name="L1">
      <style:paragraph-properties fo:margin-top="0in" fo:margin-bottom="0in"/>
      <style:text-properties style:font-name="Arial"/>
    </style:style>
    <style:style style:name="P19" style:family="paragraph" style:parent-style-name="Text_20_body" style:list-style-name="L1">
      <style:paragraph-properties fo:margin-top="0in" fo:margin-bottom="0in"/>
      <style:text-properties style:font-name="Arial"/>
    </style:style>
    <style:style style:name="P20" style:family="paragraph" style:parent-style-name="Text_20_body" style:list-style-name="L1">
      <style:paragraph-properties fo:margin-top="0in" fo:margin-bottom="0in"/>
      <style:text-properties style:font-name="Arial"/>
    </style:style>
    <style:style style:name="P21" style:family="paragraph" style:parent-style-name="Text_20_body" style:list-style-name="L1">
      <style:paragraph-properties fo:margin-top="0in" fo:margin-bottom="0in"/>
      <style:text-properties style:font-name="Arial"/>
    </style:style>
    <style:style style:name="P22" style:family="paragraph" style:parent-style-name="Text_20_body" style:list-style-name="L1">
      <style:paragraph-properties fo:margin-top="0in" fo:margin-bottom="0in"/>
      <style:text-properties style:font-name="Arial"/>
    </style:style>
    <style:style style:name="P23" style:family="paragraph" style:parent-style-name="Text_20_body" style:list-style-name="L1">
      <style:paragraph-properties fo:margin-top="0in" fo:margin-bottom="0in"/>
      <style:text-properties style:font-name="Arial"/>
    </style:style>
    <style:style style:name="P24" style:family="paragraph" style:parent-style-name="Text_20_body" style:list-style-name="L1">
      <style:paragraph-properties fo:margin-top="0in" fo:margin-bottom="0in"/>
      <style:text-properties style:font-name="Arial"/>
    </style:style>
    <style:style style:name="P25" style:family="paragraph" style:parent-style-name="Text_20_body" style:list-style-name="L1">
      <style:paragraph-properties fo:margin-top="0in" fo:margin-bottom="0in"/>
      <style:text-properties style:font-name="Arial"/>
    </style:style>
    <style:style style:name="P26" style:family="paragraph" style:parent-style-name="Text_20_body" style:list-style-name="L1">
      <style:paragraph-properties fo:margin-top="0in" fo:margin-bottom="0in"/>
      <style:text-properties style:font-name="Arial"/>
    </style:style>
    <style:style style:name="P27" style:family="paragraph" style:parent-style-name="Text_20_body" style:list-style-name="L1">
      <style:paragraph-properties fo:margin-top="0in" fo:margin-bottom="0in"/>
      <style:text-properties style:font-name="Arial"/>
    </style:style>
    <style:style style:name="P28" style:family="paragraph" style:parent-style-name="Text_20_body" style:list-style-name="L1">
      <style:paragraph-properties fo:margin-top="0in" fo:margin-bottom="0in"/>
      <style:text-properties style:font-name="Arial" fo:font-weight="normal" style:font-weight-asian="normal" style:font-weight-complex="normal"/>
    </style:style>
    <style:style style:name="P29" style:family="paragraph" style:parent-style-name="Text_20_body" style:list-style-name="L1">
      <style:paragraph-properties fo:margin-top="0in" fo:margin-bottom="0in"/>
      <style:text-properties style:font-name="Arial" fo:font-weight="normal" style:font-weight-asian="normal" style:font-weight-complex="normal"/>
    </style:style>
    <style:style style:name="P30" style:family="paragraph" style:parent-style-name="Text_20_body" style:list-style-name="L1">
      <style:paragraph-properties fo:margin-top="0in" fo:margin-bottom="0in"/>
      <style:text-properties style:font-name="Arial" fo:font-weight="normal" style:font-weight-asian="normal" style:font-weight-complex="normal"/>
    </style:style>
    <style:style style:name="P31" style:family="paragraph" style:parent-style-name="Text_20_body" style:list-style-name="L1">
      <style:paragraph-properties fo:margin-top="0in" fo:margin-bottom="0in"/>
      <style:text-properties style:font-name="Arial"/>
    </style:style>
    <style:style style:name="P32" style:family="paragraph" style:parent-style-name="Text_20_body" style:list-style-name="L1">
      <style:paragraph-properties fo:margin-top="0in" fo:margin-bottom="0in"/>
      <style:text-properties style:font-name="Arial"/>
    </style:style>
    <style:style style:name="P33" style:family="paragraph" style:parent-style-name="Text_20_body" style:list-style-name="L1">
      <style:paragraph-properties fo:margin-top="0in" fo:margin-bottom="0in"/>
      <style:text-properties style:font-name="Arial"/>
    </style:style>
    <style:style style:name="P34" style:family="paragraph" style:parent-style-name="Text_20_body" style:list-style-name="L1">
      <style:paragraph-properties fo:margin-top="0in" fo:margin-bottom="0in"/>
      <style:text-properties style:font-name="Arial"/>
    </style:style>
    <style:style style:name="P35" style:family="paragraph" style:parent-style-name="Text_20_body" style:list-style-name="L1">
      <style:paragraph-properties fo:margin-top="0in" fo:margin-bottom="0in"/>
      <style:text-properties style:font-name="Arial"/>
    </style:style>
    <style:style style:name="P36" style:family="paragraph" style:parent-style-name="Text_20_body" style:list-style-name="L1">
      <style:paragraph-properties fo:margin-top="0in" fo:margin-bottom="0in"/>
      <style:text-properties style:font-name="Arial"/>
    </style:style>
    <style:style style:name="P37" style:family="paragraph" style:parent-style-name="Text_20_body" style:list-style-name="L1">
      <style:paragraph-properties fo:margin-top="0in" fo:margin-bottom="0in"/>
      <style:text-properties style:font-name="Arial"/>
    </style:style>
    <style:style style:name="P38" style:family="paragraph" style:parent-style-name="Text_20_body" style:list-style-name="L1">
      <style:paragraph-properties fo:margin-top="0in" fo:margin-bottom="0in"/>
      <style:text-properties style:font-name="Arial"/>
    </style:style>
    <style:style style:name="P39" style:family="paragraph" style:parent-style-name="Text_20_body" style:list-style-name="L1">
      <style:paragraph-properties fo:margin-top="0in" fo:margin-bottom="0in"/>
      <style:text-properties style:font-name="Arial"/>
    </style:style>
    <style:style style:name="P40" style:family="paragraph" style:parent-style-name="Text_20_body" style:list-style-name="L1">
      <style:paragraph-properties fo:margin-top="0in" fo:margin-bottom="0in"/>
      <style:text-properties style:font-name="Arial"/>
    </style:style>
    <style:style style:name="P41" style:family="paragraph" style:parent-style-name="Text_20_body" style:list-style-name="L1">
      <style:paragraph-properties fo:margin-top="0in" fo:margin-bottom="0in"/>
      <style:text-properties style:font-name="Arial"/>
    </style:style>
    <style:style style:name="P42" style:family="paragraph" style:parent-style-name="Text_20_body" style:list-style-name="L1">
      <style:paragraph-properties fo:margin-top="0in" fo:margin-bottom="0in"/>
      <style:text-properties style:font-name="Arial"/>
    </style:style>
    <style:style style:name="P43" style:family="paragraph" style:parent-style-name="Text_20_body" style:list-style-name="L1">
      <style:paragraph-properties fo:margin-top="0in" fo:margin-bottom="0in"/>
      <style:text-properties style:font-name="Arial"/>
    </style:style>
    <style:style style:name="P44" style:family="paragraph" style:parent-style-name="Text_20_body" style:list-style-name="L1">
      <style:paragraph-properties fo:margin-top="0in" fo:margin-bottom="0in"/>
      <style:text-properties style:font-name="Arial"/>
    </style:style>
    <style:style style:name="P45" style:family="paragraph" style:parent-style-name="Text_20_body" style:list-style-name="L1">
      <style:paragraph-properties fo:margin-top="0in" fo:margin-bottom="0in"/>
      <style:text-properties style:font-name="Arial"/>
    </style:style>
    <style:style style:name="P46" style:family="paragraph" style:parent-style-name="Text_20_body" style:list-style-name="L1">
      <style:paragraph-properties fo:margin-top="0in" fo:margin-bottom="0in"/>
      <style:text-properties style:font-name="Arial"/>
    </style:style>
    <style:style style:name="P47" style:family="paragraph" style:parent-style-name="Text_20_body" style:list-style-name="L1">
      <style:paragraph-properties fo:margin-top="0in" fo:margin-bottom="0in"/>
      <style:text-properties style:font-name="Arial"/>
    </style:style>
    <style:style style:name="P48" style:family="paragraph" style:parent-style-name="Text_20_body" style:list-style-name="L1">
      <style:paragraph-properties fo:margin-top="0in" fo:margin-bottom="0in"/>
      <style:text-properties style:font-name="Arial"/>
    </style:style>
    <style:style style:name="P49" style:family="paragraph" style:parent-style-name="Text_20_body" style:list-style-name="L1">
      <style:paragraph-properties fo:margin-top="0in" fo:margin-bottom="0in"/>
      <style:text-properties style:font-name="Arial"/>
    </style:style>
    <style:style style:name="P50" style:family="paragraph" style:parent-style-name="Text_20_body" style:list-style-name="L1">
      <style:paragraph-properties fo:margin-top="0in" fo:margin-bottom="0in"/>
      <style:text-properties style:font-name="Arial"/>
    </style:style>
    <style:style style:name="P51" style:family="paragraph" style:parent-style-name="Text_20_body" style:list-style-name="L1">
      <style:paragraph-properties fo:margin-top="0in" fo:margin-bottom="0in"/>
      <style:text-properties style:font-name="Arial"/>
    </style:style>
    <style:style style:name="P52" style:family="paragraph" style:parent-style-name="Text_20_body" style:list-style-name="L1">
      <style:paragraph-properties fo:margin-top="0in" fo:margin-bottom="0in"/>
      <style:text-properties style:font-name="Arial"/>
    </style:style>
    <style:style style:name="P53" style:family="paragraph" style:parent-style-name="Text_20_body" style:list-style-name="L1">
      <style:paragraph-properties fo:margin-top="0in" fo:margin-bottom="0in"/>
      <style:text-properties style:font-name="Arial"/>
    </style:style>
    <style:style style:name="P54" style:family="paragraph" style:parent-style-name="Text_20_body" style:list-style-name="L1">
      <style:paragraph-properties fo:margin-top="0in" fo:margin-bottom="0in"/>
      <style:text-properties style:font-name="Arial"/>
    </style:style>
    <style:style style:name="P55" style:family="paragraph" style:parent-style-name="Text_20_body" style:list-style-name="L1">
      <style:paragraph-properties fo:margin-top="0in" fo:margin-bottom="0in"/>
      <style:text-properties style:font-name="Arial"/>
    </style:style>
    <style:style style:name="P56" style:family="paragraph" style:parent-style-name="Text_20_body" style:list-style-name="L1">
      <style:paragraph-properties fo:margin-top="0in" fo:margin-bottom="0in"/>
      <style:text-properties style:font-name="Arial"/>
    </style:style>
    <style:style style:name="P57" style:family="paragraph" style:parent-style-name="Text_20_body" style:list-style-name="L1">
      <style:paragraph-properties fo:margin-top="0in" fo:margin-bottom="0in"/>
      <style:text-properties style:font-name="Arial"/>
    </style:style>
    <style:style style:name="P58" style:family="paragraph" style:parent-style-name="Text_20_body" style:list-style-name="L1">
      <style:paragraph-properties fo:margin-top="0in" fo:margin-bottom="0in"/>
      <style:text-properties style:font-name="Arial"/>
    </style:style>
    <style:style style:name="P59" style:family="paragraph" style:parent-style-name="Text_20_body" style:list-style-name="L1">
      <style:paragraph-properties fo:margin-top="0in" fo:margin-bottom="0in"/>
      <style:text-properties style:font-name="Arial"/>
    </style:style>
    <style:style style:name="P60" style:family="paragraph" style:parent-style-name="Text_20_body" style:list-style-name="L1">
      <style:paragraph-properties fo:margin-top="0in" fo:margin-bottom="0in"/>
      <style:text-properties style:font-name="Arial"/>
    </style:style>
    <style:style style:name="P61" style:family="paragraph" style:parent-style-name="Text_20_body" style:list-style-name="L1">
      <style:paragraph-properties fo:margin-top="0in" fo:margin-bottom="0in"/>
      <style:text-properties style:font-name="Arial"/>
    </style:style>
    <style:style style:name="P62" style:family="paragraph" style:parent-style-name="Text_20_body" style:list-style-name="L1">
      <style:paragraph-properties fo:margin-top="0in" fo:margin-bottom="0in"/>
      <style:text-properties style:font-name="Arial"/>
    </style:style>
    <style:style style:name="P63" style:family="paragraph" style:parent-style-name="Text_20_body" style:list-style-name="L1">
      <style:paragraph-properties fo:margin-top="0in" fo:margin-bottom="0in"/>
      <style:text-properties style:font-name="Arial"/>
    </style:style>
    <style:style style:name="P64" style:family="paragraph" style:parent-style-name="Text_20_body" style:list-style-name="L1">
      <style:paragraph-properties fo:margin-top="0in" fo:margin-bottom="0in"/>
      <style:text-properties style:font-name="Arial"/>
    </style:style>
    <style:style style:name="P65" style:family="paragraph" style:parent-style-name="Text_20_body" style:list-style-name="L1">
      <style:paragraph-properties fo:margin-top="0in" fo:margin-bottom="0in"/>
      <style:text-properties style:font-name="Arial"/>
    </style:style>
    <style:style style:name="P66" style:family="paragraph" style:parent-style-name="Text_20_body" style:list-style-name="L1">
      <style:paragraph-properties fo:margin-top="0in" fo:margin-bottom="0in"/>
      <style:text-properties style:font-name="Arial"/>
    </style:style>
    <style:style style:name="P67" style:family="paragraph" style:parent-style-name="Text_20_body" style:list-style-name="L1">
      <style:paragraph-properties fo:margin-top="0in" fo:margin-bottom="0in"/>
      <style:text-properties style:font-name="Arial"/>
    </style:style>
    <style:style style:name="P68" style:family="paragraph" style:parent-style-name="Text_20_body" style:list-style-name="L1">
      <style:paragraph-properties fo:margin-top="0in" fo:margin-bottom="0in"/>
      <style:text-properties style:font-name="Arial"/>
    </style:style>
    <style:style style:name="P69" style:family="paragraph" style:parent-style-name="Text_20_body" style:list-style-name="L1">
      <style:paragraph-properties fo:margin-top="0in" fo:margin-bottom="0in"/>
      <style:text-properties style:font-name="Arial"/>
    </style:style>
    <style:style style:name="P70" style:family="paragraph" style:parent-style-name="Text_20_body" style:list-style-name="L1">
      <style:paragraph-properties fo:margin-top="0in" fo:margin-bottom="0in"/>
      <style:text-properties style:font-name="Arial"/>
    </style:style>
    <style:style style:name="P71" style:family="paragraph" style:parent-style-name="Text_20_body" style:list-style-name="L1">
      <style:paragraph-properties fo:margin-top="0in" fo:margin-bottom="0in"/>
      <style:text-properties style:font-name="Arial"/>
    </style:style>
    <style:style style:name="P72" style:family="paragraph" style:parent-style-name="Text_20_body" style:list-style-name="L1">
      <style:paragraph-properties fo:margin-top="0in" fo:margin-bottom="0in"/>
      <style:text-properties style:font-name="Arial"/>
    </style:style>
    <style:style style:name="P73" style:family="paragraph" style:parent-style-name="Text_20_body" style:list-style-name="L1">
      <style:paragraph-properties fo:margin-top="0in" fo:margin-bottom="0in"/>
      <style:text-properties style:font-name="Arial"/>
    </style:style>
    <style:style style:name="P74" style:family="paragraph" style:parent-style-name="Text_20_body" style:list-style-name="L1">
      <style:paragraph-properties fo:margin-top="0in" fo:margin-bottom="0in"/>
      <style:text-properties style:font-name="Arial"/>
    </style:style>
    <style:style style:name="P75" style:family="paragraph" style:parent-style-name="Text_20_body" style:list-style-name="L1">
      <style:paragraph-properties fo:margin-top="0in" fo:margin-bottom="0in"/>
      <style:text-properties style:font-name="Arial"/>
    </style:style>
    <style:style style:name="P76" style:family="paragraph" style:parent-style-name="Text_20_body" style:list-style-name="L1">
      <style:paragraph-properties fo:margin-top="0in" fo:margin-bottom="0in"/>
      <style:text-properties style:font-name="Arial"/>
    </style:style>
    <style:style style:name="P77" style:family="paragraph" style:parent-style-name="Text_20_body" style:list-style-name="L1">
      <style:paragraph-properties fo:margin-top="0in" fo:margin-bottom="0in"/>
      <style:text-properties style:font-name="Arial"/>
    </style:style>
    <style:style style:name="P78" style:family="paragraph" style:parent-style-name="Text_20_body" style:list-style-name="L1">
      <style:paragraph-properties fo:margin-top="0in" fo:margin-bottom="0in"/>
      <style:text-properties style:font-name="Arial"/>
    </style:style>
    <style:style style:name="P79" style:family="paragraph" style:parent-style-name="Text_20_body" style:list-style-name="L1">
      <style:paragraph-properties fo:margin-top="0in" fo:margin-bottom="0in"/>
      <style:text-properties style:font-name="Arial"/>
    </style:style>
    <style:style style:name="P80" style:family="paragraph" style:parent-style-name="Text_20_body" style:list-style-name="L1">
      <style:paragraph-properties fo:margin-top="0in" fo:margin-bottom="0in"/>
      <style:text-properties style:font-name="Arial"/>
    </style:style>
    <style:style style:name="P81" style:family="paragraph" style:parent-style-name="Text_20_body" style:list-style-name="L1">
      <style:paragraph-properties fo:margin-top="0in" fo:margin-bottom="0in"/>
      <style:text-properties style:font-name="Arial"/>
    </style:style>
    <style:style style:name="P82" style:family="paragraph" style:parent-style-name="Text_20_body" style:list-style-name="L1">
      <style:paragraph-properties fo:margin-top="0in" fo:margin-bottom="0in"/>
      <style:text-properties style:font-name="Arial"/>
    </style:style>
    <style:style style:name="P83" style:family="paragraph" style:parent-style-name="Text_20_body" style:list-style-name="L1">
      <style:paragraph-properties fo:margin-top="0in" fo:margin-bottom="0in"/>
      <style:text-properties style:font-name="Arial"/>
    </style:style>
    <style:style style:name="P84" style:family="paragraph" style:parent-style-name="Text_20_body" style:list-style-name="L1">
      <style:paragraph-properties fo:margin-top="0in" fo:margin-bottom="0in"/>
      <style:text-properties style:font-name="Arial"/>
    </style:style>
    <style:style style:name="P85" style:family="paragraph" style:parent-style-name="Text_20_body" style:list-style-name="L1">
      <style:paragraph-properties fo:margin-top="0in" fo:margin-bottom="0in"/>
      <style:text-properties style:font-name="Arial"/>
    </style:style>
    <style:style style:name="P86" style:family="paragraph" style:parent-style-name="Text_20_body" style:list-style-name="L1">
      <style:paragraph-properties fo:margin-top="0in" fo:margin-bottom="0in"/>
      <style:text-properties style:font-name="Arial"/>
    </style:style>
    <style:style style:name="P87" style:family="paragraph" style:parent-style-name="Text_20_body" style:list-style-name="L1">
      <style:paragraph-properties fo:margin-top="0in" fo:margin-bottom="0in" fo:break-before="page"/>
      <style:text-properties style:font-name="Arial"/>
    </style:style>
    <style:style style:name="P88" style:family="paragraph">
      <style:paragraph-properties fo:margin-left="0in" fo:margin-right="0in" fo:margin-top="0in" fo:margin-bottom="0in" fo:line-height="100%" fo:text-align="center" text:enable-numbering="false" fo:text-indent="0in"/>
    </style:style>
    <style:style style:name="P8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0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style>
    <style:style style:name="P9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DejaVu Sans"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style>
    <style:style style:name="T1" style:family="text">
      <style:text-properties style:font-name="Arial"/>
    </style:style>
    <style:style style:name="T2" style:family="text">
      <style:text-properties style:font-name="Arial" fo:font-size="8pt" fo:font-weight="normal" style:font-size-asian="8pt" style:font-weight-asian="normal" style:font-size-complex="8pt" style:font-weight-complex="normal"/>
    </style:style>
    <style:style style:name="T3" style:family="text">
      <style:text-properties style:font-name="Arial" fo:font-weight="normal" style:font-weight-asian="normal" style:font-weight-complex="normal"/>
    </style:style>
    <style:style style:name="T4" style:family="text">
      <style:text-properties style:font-name="Arial" style:text-underline-style="solid" style:text-underline-width="auto" style:text-underline-color="font-color" fo:font-weight="bold" style:font-weight-asian="bold" style:font-weight-complex="bold"/>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fo:font-size="8pt" fo:font-weight="normal" style:font-size-asian="8pt" style:font-weight-asian="normal" style:font-size-complex="8pt" style:font-weight-complex="normal"/>
    </style:style>
    <style:style style:name="T7" style:family="text">
      <style:text-properties style:font-name="Courier New" fo:font-size="10pt" fo:font-weight="normal" style:font-size-asian="10pt" style:font-weight-asian="normal" style:font-size-complex="10pt" style:font-weight-complex="normal"/>
    </style:style>
    <style:style style:name="T8" style:family="text">
      <style:text-properties style:use-window-font-color="true" style:text-outline="false" style:text-line-through-style="none" style:font-name="Arial" fo:font-size="10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remy Calvert</text:p>
      <text:p text:style-name="P2">CSEP 573</text:p>
      <text:p text:style-name="P2">Assignment 3</text:p>
      <text:p text:style-name="P2">November 21, 2007</text:p>
      <text:list text:style-name="L1">
        <text:list-header>
          <text:p text:style-name="P17"/>
        </text:list-header>
        <text:list-item>
          <text:p text:style-name="P3"><text:s/>(9 points) Suppose every paper submitted to a top CS conference will be reviewed by three reviewers in a double-blind manner---the reviewers do not know who you are and you do not know who they are. The review result by a reviewer can be “strong reject”, “reject”, “neutral”, “accept” or “strong accept”. Statistically, the conference has a 10% paper acceptance rate, 81% of accepted papers get one “strong accept” review, and 11% of unaccepted papers also get one “strong accept” review because only that reviewer likes it. If a paper gets one “strong accept” review, what is the probability it is accepted? </text:p>
          <text:p text:style-name="P18">Let A denote acceptance of a paper and S denote one “strong accept” review of a paper. <text:s/><text:span text:style-name="T1">We want to calculate</text:span><text:span text:style-name="T1"><draw:frame draw:style-name="fr1" draw:name="Object2" text:anchor-type="as-char" svg:width="0.6118in" svg:height="0.1992in" draw:z-index="0"><draw:object xlink:href="./Object 2" xlink:type="simple" xlink:show="embed" xlink:actuate="onLoad"/><draw:image xlink:href="./ObjectReplacements/Object 2" xlink:type="simple" xlink:show="embed" xlink:actuate="onLoad"/></draw:frame></text:span><text:span text:style-name="T1">. <text:s/>By summing over all atomic events with S, we get </text:span></text:p>
          <text:p text:style-name="P18"><text:span text:style-name="T1"><text:s/></text:span><text:s/><draw:frame draw:style-name="fr1" draw:name="Object1" text:anchor-type="as-char" svg:width="4.9165in" svg:height="0.1992in" draw:z-index="1"><draw:object xlink:href="./Object 1" xlink:type="simple" xlink:show="embed" xlink:actuate="onLoad"/><draw:image xlink:href="./ObjectReplacements/Object 1" xlink:type="simple" xlink:show="embed" xlink:actuate="onLoad"/></draw:frame> </text:p>
          <text:p text:style-name="P18"><text:s/>By Bayes' rule, </text:p>
          <text:p text:style-name="P18"><draw:frame draw:style-name="fr1" draw:name="Object3" text:anchor-type="as-char" svg:width="2.9161in" svg:height="0.422in" draw:z-index="2"><draw:object xlink:href="./Object 3" xlink:type="simple" xlink:show="embed" xlink:actuate="onLoad"/><draw:image xlink:href="./ObjectReplacements/Object 3" xlink:type="simple" xlink:show="embed" xlink:actuate="onLoad"/></draw:frame>. <text:s/></text:p>
          <text:p text:style-name="P18">So given a paper has one “strong accept” review, it has a 45% probability of being accepted.</text:p>
          <text:p text:style-name="P18"/>
        </text:list-item>
      </text:list>
      <text:p text:style-name="P1"/>
      <text:list text:style-name="L1" text:continue-numbering="true">
        <text:list-item>
          <text:p text:style-name="P3">(9 points) Use your common sense knowledge to draw a Bayesian network with fewest possible edges, representing all the dependencies among the following binary variables. (No CPT needed) </text:p>
          <text:p text:style-name="P3">Accept: paper accepted or not; </text:p>
          <text:p text:style-name="P3">PaperSatisfaction: high or not, your self-satisfaction of the paper when submitting it; </text:p>
          <text:p text:style-name="P3">Reviews: good or not overall; </text:p>
          <text:p text:style-name="P3">Reviewers: picky or not overall; </text:p>
          <text:p text:style-name="P3">PaperQuality: high or not, the “true” quality of the paper. </text:p>
          <text:p text:style-name="P18"><text:line-break/></text:p>
          <text:p text:style-name="P18"><draw:g text:anchor-type="paragraph" draw:z-index="3" draw:style-name="gr1"><draw:custom-shape draw:style-name="gr2" draw:text-style-name="P89" draw:id="id4" svg:width="1.2504in" svg:height="0.5004in" svg:x="2.022in" svg:y="1.25in"><text:p text:style-name="P88"><text:span text:style-name="T8">PaperSatisfaction</text:span></text:p><draw:enhanced-geometry svg:viewBox="0 0 21600 21600" draw:glue-points="10800 0 3160 3160 0 10800 3160 18440 10800 21600 18440 18440 21600 10800 18440 3160" draw:text-areas="3200 3200 18400 18400" draw:type="ellipse"/></draw:custom-shape><draw:custom-shape draw:style-name="gr2" draw:text-style-name="P89" draw:id="id5" svg:width="1.2504in" svg:height="0.5004in" svg:x="2.772in" svg:y="2.25in"><text:p text:style-name="P88"><text:span text:style-name="T8">Accept</text:span></text:p><draw:enhanced-geometry svg:viewBox="0 0 21600 21600" draw:glue-points="10800 0 3160 3160 0 10800 3160 18440 10800 21600 18440 18440 21600 10800 18440 3160" draw:text-areas="3200 3200 18400 18400" draw:type="ellipse"/></draw:custom-shape><draw:custom-shape draw:style-name="gr2" draw:text-style-name="P89" draw:id="id2" svg:width="1.2504in" svg:height="0.5004in" svg:x="3.772in" svg:y="1.25in"><text:p text:style-name="P88"><text:span text:style-name="T8">Reviews</text:span></text:p><draw:enhanced-geometry svg:viewBox="0 0 21600 21600" draw:glue-points="10800 0 3160 3160 0 10800 3160 18440 10800 21600 18440 18440 21600 10800 18440 3160" draw:text-areas="3200 3200 18400 18400" draw:type="ellipse"/></draw:custom-shape><draw:custom-shape draw:style-name="gr2" draw:text-style-name="P89" draw:id="id1" svg:width="1.2504in" svg:height="0.5004in" svg:x="3.772in" svg:y="0in"><text:p text:style-name="P88"><text:span text:style-name="T8">Reviewers</text:span></text:p><draw:enhanced-geometry svg:viewBox="0 0 21600 21600" draw:glue-points="10800 0 3160 3160 0 10800 3160 18440 10800 21600 18440 18440 21600 10800 18440 3160" draw:text-areas="3200 3200 18400 18400" draw:type="ellipse"/></draw:custom-shape><draw:custom-shape draw:style-name="gr2" draw:text-style-name="P89" draw:id="id3" svg:width="1.2504in" svg:height="0.5004in" svg:x="2.022in" svg:y="0in"><text:p text:style-name="P88"><text:span text:style-name="T8">PaperQuality</text:span></text:p><draw:enhanced-geometry svg:viewBox="0 0 21600 21600" draw:glue-points="10800 0 3160 3160 0 10800 3160 18440 10800 21600 18440 18440 21600 10800 18440 3160" draw:text-areas="3200 3200 18400 18400" draw:type="ellipse"/></draw:custom-shape><draw:connector draw:style-name="gr3" draw:text-style-name="P90" draw:type="line" svg:x1="4.3965in" svg:y1="0.4984in" svg:x2="4.398in" svg:y2="1.2504in" draw:start-shape="id1" draw:start-glue-point="8" draw:end-shape="id2"><text:p/></draw:connector><draw:connector draw:style-name="gr3" draw:text-style-name="P90" draw:type="line" svg:x1="2.6465in" svg:y1="0.4984in" svg:x2="4.3972in" svg:y2="1.2504in" draw:start-shape="id3" draw:start-glue-point="8" draw:end-shape="id2" draw:end-glue-point="4"><text:p/></draw:connector><draw:connector draw:style-name="gr3" draw:text-style-name="P90" draw:type="line" svg:x1="2.6465in" svg:y1="0.4984in" svg:x2="2.6465in" svg:y2="1.2504in" draw:start-shape="id3" draw:start-glue-point="8" draw:end-shape="id4" draw:end-glue-point="4"><text:p/></draw:connector><draw:connector draw:style-name="gr3" draw:text-style-name="P90" draw:type="line" svg:x1="4.3972in" svg:y1="1.7484in" svg:x2="3.3965in" svg:y2="2.2504in" draw:start-shape="id2" draw:start-glue-point="8" draw:end-shape="id5" draw:end-glue-point="4"><text:p/></draw:connector></draw:g></text:p>
          <text:p text:style-name="P87"/>
        </text:list-item>
        <text:list-item>
          <text:p text:style-name="P3">(18 points) In this assignment, to make the representation more compact, we consider <text:span text:style-name="T1">a compressed Genetics of Mendel's Peas that uses two values to represent three alleles: Has_R for Rr and RR, and No_R for rr. Furthermore, CPT values must be adjusted to match this change. We can prove that the two Bayesian networks are equivalent if we can observe only the color variables. Answer the following questions: </text:span></text:p>
          <text:p text:style-name="P3">(a) (3 points) How is the CPT of P1 adjusted? </text:p>
          <text:p text:style-name="P18"><text:line-break/>The CPT is adjusted so that Rr, and RR are considered the same event, and that this even has probability equal to the sum of the probability of these two distinct events (¾).<text:line-break/><text:line-break/><text:span text:style-name="T6">(b) (9 points) In the CPT of Child, the number of values is reduced from 27 to just 8 by </text:span><text:span text:style-name="T2">compression. Show how to derive those numbers, such as 8/9 and 2/3 etc.</text:span><text:span text:style-name="T3"> <text:line-break/>Consider the first row. <text:s/>Child=No_R == 1/9 is derived as follows. <text:s/>Given that P1 and P2 are both Has_R, the probability that P1 and P2 are both Rr is 2/3 * 2/3 = 4/9 (since each is either Rr, rR, or RR). <text:s/>Then, the probability of Child=No_R is 1/4 * 4/9 = 1/9. Now the probability Child=Has_R == 8/9 = 1 - 1/9 .</text:span></text:p>
          <text:p text:style-name="P18"><text:span text:style-name="T3"><text:line-break/>The second row and the third row are interchanged by switching P1 and P2.<text:line-break/><text:line-break/>Consider the third row. <text:s/>Given that P2 Has_R, there is a 2/3 chance that P2 is Rr or rR, and a 1/3 chance that P2 is RR. <text:s/>If P2 is Rr or rR, there is a 1/2 chance that Child=No_R. <text:s/>Otherwise there is no chance that Child=No_R, so there is a 2/3 * 1/2 = 1/3 chance that Child=No_R, and a 1 – 1/3 = 2/3 chance that Child=Has_R.<text:line-break/><text:line-break/>Finally, consider the fourth row. <text:s/>Given that P1 and P2 are No_R, there is no way the child can Have_R, so the odds of the former are 1, and the latter are 0.<text:line-break/><text:line-break/></text:span><text:span text:style-name="T2">(c) (6 points) If the original network is compressed in a different way, using Has_r for Rr and rr and No_r for RR, is it possible to make proper changes in CPTs such that it still works equivalently when we can observe only the color variables? Why? </text:span><text:span text:style-name="T3"><text:line-break/></text:span></text:p>
          <text:p text:style-name="P28">No. <text:s/>The compression described worked because presence of R determined the color (the CPTs for color based on Has_R and No_R consisted only of 1's and 0's). However compressing to Has_r and No_r, we lose information about the parents, and we're unable to rule out the possibility that a child is No_R, and unable to determine for sure that the child will have white flowers based on the parents. <text:s/>On the other hand, we are able to do so in the other compression.<text:line-break/><text:line-break/></text:p>
        </text:list-item>
        <text:list-item>
          <text:p text:style-name="P16">(24 points) In the compressed Genetics of Mendel's Peas, where all variables are Boolean, though they haves special alias for 0 and 1. <text:line-break/>(a) (3 points) What is the Markov blanket of Child?</text:p>
          <text:p text:style-name="P18"><text:span text:style-name="T3"><text:line-break/>The Markov blanket of Child is the set of all nodes from which it is not conditionally independent, so P1, P2, and Color_Child.<text:line-break/><text:line-break/></text:span><text:span text:style-name="T2">(b) (3 points) Is Color_P1 independent of Color_P2?</text:span><text:span text:style-name="T3"><text:line-break/></text:span></text:p>
          <text:p text:style-name="P18"><text:span text:style-name="T3">Given no other information, yes.<text:line-break/><text:line-break/></text:span><text:span text:style-name="T2">(c) (3 points) Is Color_P1 independent of Color_P2 given Child?</text:span><text:span text:style-name="T3"><text:line-break/><text:line-break/>Suppose Child Has_R, and Color_P1 == White, then Color_P2 must be Red, so no, they're not conditionally independent given Child.<text:line-break/><text:line-break/><text:line-break/></text:span><text:span text:style-name="T2">(d) (3 points) Suppose you are using likelihood weighting to compute the probability distribution of P1, Color_P1, Child and Color_Child, given the Color_P2 is white. What weight would you give to the sample (P1=has_R, P2=no_R, Child=has_R, Color_P1=red, Color_P2=white, Color_Child=red)? </text:span><text:span text:style-name="T3"><text:line-break/><text:line-break/>Color_P2 = <text:s/>white has weight 1, P2=no_R has weight 1.<text:line-break/>P1=has_R has weight 3/4, as does Color_P1 = Red.<text:line-break/>Child=has_R has weight 3/4 * 2/3 = 1/2 (W(P1=has_R) * W(Child=has_R | P1=has_R ^ P2=no_R), and so does Color_Child=Red.<text:line-break/><text:line-break/></text:span><text:span text:style-name="T2">(e) (6 points) What is the probability that Child has a color different from both parents? <text:s/>Show how to compute it. </text:span><text:span text:style-name="T3"><text:line-break/><text:line-break/>Since red is dominant (white implies that the node is rr), this is only possible if both parents are red, and they have a white child. <text:s/>The prior probability that both parents are red, but not RR is 1/2 * 1/2 = 1/4. <text:s/>Given this, the probability that the child gets the r gene from each parent is again 1/2 * 1/2 = 1/4. <text:s/>So the total probability is 1/4 * 1/4 = 1/16. <text:s/><text:line-break/><text:line-break/></text:span><text:span text:style-name="T2">(f) (6 points) What is the probability that Child and both parents have the same color? Show how to compute it. </text:span><text:span text:style-name="T3"><text:line-break/><text:line-break/>The probability that P1=has_R and P2=has_R is 3/4 * 3/4 = 9/16, in which case both are red. <text:s/>Given this, the probability that Child=has_R is 8/9, so probability that both parents are red and child is red is 9/16 * 8/9 = 1/2. <text:s/>The probability that P1 = P2 = no_R is 1/4 * 1/4 = 1/16, and given this, the probability that Child = <text:s/>no_R is 1, so the probability that all three are no_R is 1/16. <text:s/>So, the total probability that child and parents are the same color is the sum of these two probability of disjoint events, or </text:span><text:span text:style-name="T4">9/16</text:span><text:span text:style-name="T3">.<text:line-break/><text:line-break/>As a sanity check, we verify that the probability that the parents are different colors is 2 1/4 * 3/4 = 3/8 (guaranteeing that all are not the same color) and that the probability that the parents are both has_R but the child is no_R is 3/4 * 3/4 * 1/9 = 1/16, and that the sum of probabilities of all possibilities is 1 = (9 + 6 + 1) / 16.</text:span></text:p>
          <text:p text:style-name="P28"/>
          <text:p text:style-name="P28"/>
        </text:list-item>
        <text:list-item>
          <text:p text:style-name="P18"><text:span text:style-name="T2">(40 points) A Bayesian network can be converted to a CNF with weighted clauses (thus an MLN) by converting every line in every CPT into a weighted clause, read </text:span><text:a xlink:type="simple" xlink:href="http://alchemy.cs.washington.edu/tutorial/node17.html"><text:span text:style-name="T2">http://alchemy.cs.washington.edu/tutorial/node17.html</text:span></text:a><text:span text:style-name="T2"> and read section Reducing MPE to MAX-SAT in the paper by James D. Park (http://www.cs.washington.edu/education/courses/csep573/07au/hw3/park02.pdf) <text:s/>Once a Bayesian network is converted to MLN, we can do queries with MCMC or any other inference methods implemented in Alchemy. <text:line-break/><text:line-break/>(a) (8 points) Convert the compressed Genetics of Mendel's Peas into MLN by the above method and give the weighted clauses. Note that 0 in CPT corresponds to a hard clause; 1 in CPT corresponds to a clause with 0 weight, which has no impact. Predicate variables are already defined in peas.mln and you only need to fill in it with weighted clauses.</text:span></text:p>
          <text:p text:style-name="P18"><text:span text:style-name="T2">Download </text:span><text:a xlink:type="simple" xlink:href="http://www.cs.washington.edu/education/courses/csep573/07au/hw3/peas.mln"><text:span text:style-name="T2">http://www.cs.washington.edu/education/courses/csep573/07au/hw3/peas.mln</text:span></text:a><text:span text:style-name="T2">, and include your complete peas.mln in your submitted hardcopy.</text:span><text:span text:style-name="T3"><text:line-break/><text:line-break/>Here is the content of my completed peas.mln<text:line-break/></text:span><text:span text:style-name="T7">// One predicate for each variable.</text:span></text:p>
          <text:p text:style-name="P18"><text:span text:style-name="T7">// You do not need constant in peas.db, just use these predicates alone.</text:span></text:p>
          <text:p text:style-name="P18"><text:span text:style-name="T7">// Note: if !Color_P1_red then it is white (implicitly).</text:span></text:p>
          <text:p text:style-name="P18"><text:span text:style-name="T7"></text:span></text:p>
          <text:p text:style-name="P18"><text:span text:style-name="T7">// The value of P1: Has_R = P1_R, No_R = !P1_R</text:span></text:p>
          <text:p text:style-name="P18"><text:span text:style-name="T7">P1_R</text:span></text:p>
          <text:p text:style-name="P18"><text:span text:style-name="T7">// The value of P2: Has_R = P2_R, No_R = !P1_R</text:span></text:p>
          <text:p text:style-name="P18"><text:span text:style-name="T7">P2_R</text:span></text:p>
          <text:p text:style-name="P18"><text:span text:style-name="T7">// The value of Child: Has_R = Child_R, No_R = !Child_R</text:span></text:p>
          <text:p text:style-name="P18"><text:span text:style-name="T7">Child_R</text:span></text:p>
          <text:p text:style-name="P18"><text:span text:style-name="T7">// The value of Color_P1, red = Color_P1_red, white = !Color_P1_red</text:span></text:p>
          <text:p text:style-name="P18"><text:span text:style-name="T7">Color_P1_red</text:span></text:p>
          <text:p text:style-name="P18"><text:span text:style-name="T7">// The value of Color_P2, red = Color_P2_red, white = !Color_P2_red</text:span></text:p>
          <text:p text:style-name="P18"><text:span text:style-name="T7">Color_P2_red</text:span></text:p>
          <text:p text:style-name="P18"><text:span text:style-name="T7">// The value of Color_Child, red = Color_Child_red, white = !Color_Child_red</text:span></text:p>
          <text:p text:style-name="P18"><text:span text:style-name="T7">Color_Child_red</text:span></text:p>
          <text:p text:style-name="P18"><text:span text:style-name="T7"></text:span></text:p>
          <text:p text:style-name="P18"><text:span text:style-name="T7">// clauses for CPT of P1</text:span></text:p>
          <text:p text:style-name="P18"><text:span text:style-name="T7">// log(3/4) = -0.124938737, log(1/4) = -0.602059991</text:span></text:p>
          <text:p text:style-name="P18"><text:span text:style-name="T7">0.602059991 <text:s/>P1_R</text:span></text:p>
          <text:p text:style-name="P18"><text:span text:style-name="T7">0.124938737 !P1_R</text:span></text:p>
          <text:p text:style-name="P18"><text:span text:style-name="T7"></text:span></text:p>
          <text:p text:style-name="P18"><text:span text:style-name="T7">// clauses for CPT of P2</text:span></text:p>
          <text:p text:style-name="P18"><text:span text:style-name="T7">0.602059991 <text:s/>P2_R</text:span></text:p>
          <text:p text:style-name="P18"><text:span text:style-name="T7">0.124938737 !P2_R</text:span></text:p>
          <text:p text:style-name="P18"><text:span text:style-name="T7"></text:span></text:p>
          <text:p text:style-name="P18"><text:span text:style-name="T7">// clauses for CPT of Color_P1</text:span></text:p>
          <text:p text:style-name="P18"><text:span text:style-name="T7">0 P1_R v <text:s/>Color_P1_red</text:span></text:p>
          <text:p text:style-name="P18"><text:span text:style-name="T7">!P1_R v <text:s/>Color_P1_red.</text:span></text:p>
          <text:p text:style-name="P18"><text:span text:style-name="T7">P1_R v !Color_P1_red.</text:span></text:p>
          <text:p text:style-name="P18"><text:span text:style-name="T7">0 !P1_R v <text:s/>!Color_P1_red</text:span></text:p>
          <text:p text:style-name="P18"><text:span text:style-name="T7"></text:span></text:p>
          <text:p text:style-name="P18"><text:span text:style-name="T7"></text:span></text:p>
          <text:p text:style-name="P18"><text:span text:style-name="T7">// clauses for CPT of Color_P2</text:span></text:p>
          <text:p text:style-name="P18"><text:span text:style-name="T7">!P2_R v <text:s/>Color_P2_red.</text:span></text:p>
          <text:p text:style-name="P18"><text:span text:style-name="T7">P2_R v !Color_P2_red.</text:span></text:p>
          <text:p text:style-name="P18"><text:span text:style-name="T7"></text:span></text:p>
          <text:p text:style-name="P18"><text:span text:style-name="T7">// clauses for CPT of Color_Child</text:span></text:p>
          <text:p text:style-name="P18"><text:span text:style-name="T7">!Child_R v <text:s/>Color_Child_red.</text:span></text:p>
          <text:p text:style-name="P18"><text:span text:style-name="T7">Child_R v !Color_Child_red.</text:span></text:p>
          <text:p text:style-name="P18"><text:span text:style-name="T7"></text:span></text:p>
          <text:p text:style-name="P18"><text:span text:style-name="T7">// clauses for CPT of Child</text:span></text:p>
          <text:p text:style-name="P18"><text:span text:style-name="T7">// log(8/9) = -0.051152522, log(1/9) = -0.954242509</text:span></text:p>
          <text:p text:style-name="P18"><text:span text:style-name="T7">// log(2/3) = -0.176091259, log(1/3) = -0.477121255</text:span></text:p>
          <text:p text:style-name="P18"><text:span text:style-name="T7">0.051152522 !P1_R v !P2_R v !Child_R</text:span></text:p>
          <text:p text:style-name="P18"><text:span text:style-name="T7">0.954242509 !P1_R v !P2_R v <text:s/>Child_R</text:span></text:p>
          <text:p text:style-name="P18"><text:span text:style-name="T7">0.176091259 !P1_R v <text:s/>P2_R v !Child_R</text:span></text:p>
          <text:p text:style-name="P18"><text:span text:style-name="T7">0.477121255 !P1_R v <text:s/>P2_R v <text:s/>Child_R</text:span></text:p>
          <text:p text:style-name="P18"><text:span text:style-name="T7">0.176091259 <text:s/>P1_R v !P2_R v !Child_R</text:span></text:p>
          <text:p text:style-name="P18"><text:span text:style-name="T7">0.477121255 <text:s/>P1_R v !P2_R v <text:s/>Child_R</text:span></text:p>
          <text:p text:style-name="P18"><text:span text:style-name="T7"><text:s text:c="10"/>!P1_R v <text:s/>!P2_R v Child_R.<text:line-break/></text:span><text:span text:style-name="T3"><text:line-break/></text:span><text:span text:style-name="T2">(b) Use sampling to get the probabilities of the following cases, by the query command that calls MCSAT: infer -i peas.mln –r peas.result -e peas.db -q Color_Child_red -maxSteps 10000 (with corresponding evidence in peas.db)<text:line-break/>(1) (1 point) The child has a red color given P1’s red color observed.</text:span></text:p>
          <text:p text:style-name="P3"><text:span text:style-name="T5"><text:line-break/>Color_Child_red 0.778272</text:span><text:span text:style-name="T3"><text:line-break/></text:span></text:p>
          <text:p text:style-name="P3"><text:span text:style-name="T3">(2) (1 point) The child has a red color given P2’s white color observed.<text:line-break/><text:line-break/></text:span><text:span text:style-name="T5">Color_Child_red 0.533597<text:line-break/></text:span></text:p>
          <text:p text:style-name="P3"><text:span text:style-name="T3">(3) (1 point) The child has a red color given P1’s red color and P2’s white color observed.<text:line-break/><text:line-break/></text:span><text:span text:style-name="T5">Color_Child_red 0.575692</text:span></text:p>
          <text:p text:style-name="P3"><text:span text:style-name="T5"/></text:p>
          <text:p text:style-name="P18"><text:span text:style-name="T2">(4) (8 points) The child has a red color given none of its parent’s color observed. <text:s/>For this query, also try Gibbs sampling with one chain by adding “-p -numChains 1” to the query command. Do you think the result by Gibbs is correct? Can you explain why Gibbs gets such a result?</text:span><text:span text:style-name="T3"><text:line-break/><text:line-break/>Without Gibbs, the results are Color_Child_red 0.658684. <text:s/>With Gibbs sampling, the result is Color_Child_red 0.0328467. <text:s/>I don't think this is correct. <text:s/>I think Gibbs gets such a result because each node in the Bayesian network has such a low number (1 or 2) of neighbors.<text:line-break/><text:line-break/></text:span><text:span text:style-name="T2">(c) (9 points) We want to determine whether a red-colored parent P has a pure allele pair RR, and the only way is through observing the colors of its children. Suppose we have a black box containing 100 of P’s children, whose other 100 parents are randomly selected from an infinitely large pea pool. Suppose we can draw out N children at once, observe their colors, and then assert either “P has RR” or “P does not have RR” according to our observation. What is the smallest N for our assertion to be at least 90% chance correct? <text:s/>What is the probability value corresponding to this N?</text:span><text:span text:style-name="T3"><text:line-break/><text:line-break/>We want to draw out enough children so that we have at least a 90% chance of getting a white child provided that P is not RR. <text:s/>Considering the CPT of Child in the non-compressed Bayesian network, the odds of drawing a white child provided P is not RR is </text:span><text:span text:style-name="T3"><draw:frame draw:style-name="fr2" draw:name="Object4" text:anchor-type="as-char" svg:width="2.5508in" svg:height="0.411in" draw:z-index="4"><draw:object xlink:href="./Object 4" xlink:type="simple" xlink:show="embed" xlink:actuate="onLoad"/><draw:image xlink:href="./ObjectReplacements/Object 4" xlink:type="simple" xlink:show="embed" xlink:actuate="onLoad"/></draw:frame></text:span><text:span text:style-name="T3">. <text:s/>The odds of not drawing a white child when drawing N children is </text:span><text:span text:style-name="T3"><draw:frame draw:style-name="fr2" draw:name="Object5" text:anchor-type="as-char" svg:width="0.4126in" svg:height="0.4811in" draw:z-index="5"><draw:object xlink:href="./Object 5" xlink:type="simple" xlink:show="embed" xlink:actuate="onLoad"/><draw:image xlink:href="./ObjectReplacements/Object 5" xlink:type="simple" xlink:show="embed" xlink:actuate="onLoad"/></draw:frame></text:span><text:span text:style-name="T3">, so we want N such that </text:span><text:span text:style-name="T3"><draw:frame draw:style-name="fr2" draw:name="Object6" text:anchor-type="as-char" svg:width="1.061in" svg:height="0.4811in" draw:z-index="6"><draw:object xlink:href="./Object 6" xlink:type="simple" xlink:show="embed" xlink:actuate="onLoad"/><draw:image xlink:href="./ObjectReplacements/Object 6" xlink:type="simple" xlink:show="embed" xlink:actuate="onLoad"/></draw:frame></text:span><text:span text:style-name="T3">. <text:s/>The smallest N for which this is satisfied is N = 6, and in this case, the odds of drawing a white child are </text:span><text:span text:style-name="T3"><draw:frame draw:style-name="fr2" draw:name="Object7" text:anchor-type="as-char" svg:width="1.2362in" svg:height="0.472in" draw:z-index="7"><draw:object xlink:href="./Object 7" xlink:type="simple" xlink:show="embed" xlink:actuate="onLoad"/><draw:image xlink:href="./ObjectReplacements/Object 7" xlink:type="simple" xlink:show="embed" xlink:actuate="onLoad"/></draw:frame></text:span><text:span text:style-name="T3">.<text:line-break/><text:line-break/>(</text:span><text:span text:style-name="T2">d) (6 points) The child is not “born” yet, so its color is not directly observable. However, we want to guess the child’s color with highest confidence. <text:s/>You can choose only two of its ancestors to observe their colors: two parents, one parent and one grandparent, or two grandparents. Which is the best choice, or is there no difference? What is the expected confidence (a probability value) associated with the best choice?</text:span><text:span text:style-name="T3"><text:line-break/>Since the child has two parents and four grandparents, you're clearly forgoing information if you observe a grandparent in place of a parent. <text:s/>When you choose to observe a grandparent, for each gene for which you're inferring a probability, you have a 50% chance of considering a gene that hasn't been passed on to the parent at all, and therefore bears no relevance on the corresponding gene in the child.<text:line-break/><text:line-break/>When we observe the color of the parents, we have the following confidences:</text:span></text:p>
          <text:p text:style-name="P18"><text:span text:style-name="T3">In 9/16 of cases, we observe P1=Has_R, P2=Has_R and we predict Child=Has_R with confidence of 8/9.<text:line-break/>In 3/8 of cases, we observe P1=Has_R, P2=No_R (or conversely) and we predict Child=Has_R with confidence of 2/3.<text:line-break/>In 1/16 of cases, we observe P1=No_R, P2=No_R and we predict Child=No_R with confidence of 1.<text:line-break/><text:line-break/>So, our expected confidence is 9/16 * 8/9 + 3/8 * 2/3 + 1/16 = 13/16 = 81.25%<text:line-break/><text:line-break/></text:span><text:span text:style-name="T2">(e) (6 points) Suppose you choose both parents to observe, before observing their colors, what is the probability you think after observing their colors the child’s color will also depend on the color of at least one of its great grand parents? Why?</text:span><text:span text:style-name="T3"><text:line-break/>The color of one of its great grandparent (or any other ancestor of a parent for that matter) will affect the expected color of the child in any case where the child's color isn't completely determined by the color of the two parents...namely, when the parents are both white. <text:s/>So, the probability of this being the case is 15/1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DejaVu Sans1" svg:font-family="'DejaVu Sans'" style:font-family-generic="roman"/>
    <style:font-face style:name="Times2" svg:font-family="Times" style:font-family-generic="roman"/>
    <style:font-face style:name="Arial1" svg:font-family="Arial" style:font-family-generic="swiss"/>
    <style:font-face style:name="Times1" svg:font-family="Time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ejaVu Sans" svg:font-family="'DejaVu Sans'" style:font-family-generic="roman" style:font-pitch="variable"/>
    <style:font-face style:name="Arial" svg:font-family="Arial" style:font-family-generic="swiss" style:font-pitch="variable"/>
    <style:font-face style:name="DejaVu Sans2"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2" style:font-size-asian="14pt" style:font-name-complex="DejaVu Sans2" style:font-size-complex="14pt"/>
    </style:style>
    <style:style style:name="List" style:family="paragraph" style:parent-style-name="Text_20_body" style:class="list">
      <style:text-properties style:font-name="Tim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jeremyc</meta:initial-creator>
    <meta:creation-date>2007-11-07T09:40:33</meta:creation-date>
    <dc:creator>jeremyc</dc:creator>
    <dc:date>2007-11-17T17:36:52</dc:date>
    <dc:language>en-US</dc:language>
    <meta:editing-cycles>21</meta:editing-cycles>
    <meta:editing-duration>PT8H46M1S</meta:editing-duration>
    <meta:user-defined meta:name="Info 1"/>
    <meta:user-defined meta:name="Info 2"/>
    <meta:user-defined meta:name="Info 3"/>
    <meta:user-defined meta:name="Info 4"/>
    <meta:document-statistic meta:table-count="0" meta:image-count="0" meta:object-count="7" meta:page-count="5" meta:paragraph-count="82" meta:word-count="2457" meta:character-count="12864"/>
  </office:meta>
</office:document-meta>
</file>

<file path=Object 1/content.xml><?xml version="1.0" encoding="utf-8"?>
<!DOCTYPE math  PUBLIC '-//OpenOffice.org//DTD Modified W3C MathML 1.01//EN'  'math.dtd'>
<math:math xmlns:math="http://www.w3.org/1998/Math/MathML">
  <math:semantics>
    <math:mrow>
      <math:mi>P</math:mi>
      <math:mrow>
        <math:mrow>
          <math:mo math:stretchy="false">(</math:mo>
          <math:mi>S</math:mi>
          <math:mo math:stretchy="false">)</math:mo>
        </math:mrow>
        <math:mo math:stretchy="false">=</math:mo>
        <math:mi>P</math:mi>
      </math:mrow>
      <math:mrow>
        <math:mrow>
          <math:mo math:stretchy="false">(</math:mo>
          <math:mrow>
            <math:mi>S</math:mi>
            <math:mo math:stretchy="false">∣</math:mo>
            <math:mi>A</math:mi>
          </math:mrow>
          <math:mo math:stretchy="false">)</math:mo>
        </math:mrow>
        <math:mo math:stretchy="false">∗</math:mo>
        <math:mi>P</math:mi>
      </math:mrow>
      <math:mrow>
        <math:mrow>
          <math:mo math:stretchy="false">(</math:mo>
          <math:mi>A</math:mi>
          <math:mo math:stretchy="false">)</math:mo>
        </math:mrow>
        <math:mo math:stretchy="false">+</math:mo>
        <math:mi>P</math:mi>
      </math:mrow>
      <math:mrow>
        <math:mrow>
          <math:mo math:stretchy="false">(</math:mo>
          <math:mrow>
            <math:mi>S</math:mi>
            <math:mo math:stretchy="false">∣</math:mo>
            <math:mrow>
              <math:mo math:stretchy="false">¬</math:mo>
              <math:mi>A</math:mi>
            </math:mrow>
          </math:mrow>
          <math:mo math:stretchy="false">)</math:mo>
        </math:mrow>
        <math:mo math:stretchy="false">∗</math:mo>
        <math:mi>P</math:mi>
      </math:mrow>
      <math:mrow>
        <math:mrow>
          <math:mrow>
            <math:mo math:stretchy="false">(</math:mo>
            <math:mrow>
              <math:mo math:stretchy="false">¬</math:mo>
              <math:mi>A</math:mi>
            </math:mrow>
            <math:mo math:stretchy="false">)</math:mo>
          </math:mrow>
          <math:mo math:stretchy="false">=</math:mo>
          <math:mrow>
            <math:mrow>
              <math:mn>.81</math:mn>
              <math:mo math:stretchy="false">∗</math:mo>
              <math:mn>.10</math:mn>
            </math:mrow>
            <math:mo math:stretchy="false">+</math:mo>
            <math:mrow>
              <math:mn>.11</math:mn>
              <math:mo math:stretchy="false">∗</math:mo>
              <math:mn>.90</math:mn>
            </math:mrow>
          </math:mrow>
        </math:mrow>
        <math:mo math:stretchy="false">=</math:mo>
        <math:mn>.18</math:mn>
      </math:mrow>
    </math:mrow>
    <math:annotation math:encoding="StarMath 5.0">P(S) = P(S divides A) * P(A) + P(S divides neg A) * P(neg A) = .81 * .10 + .11 * .90 = .18</math:annotation>
  </math:semantics>
</math:math>
</file>

<file path=Object 2/content.xml><?xml version="1.0" encoding="utf-8"?>
<!DOCTYPE math  PUBLIC '-//OpenOffice.org//DTD Modified W3C MathML 1.01//EN'  'math.dtd'>
<math:math xmlns:math="http://www.w3.org/1998/Math/MathML">
  <math:semantics>
    <math:mrow>
      <math:mi>P</math:mi>
      <math:mrow>
        <math:mo math:stretchy="false">(</math:mo>
        <math:mrow>
          <math:mi>A</math:mi>
          <math:mo math:stretchy="false">∣</math:mo>
          <math:mi>S</math:mi>
        </math:mrow>
        <math:mo math:stretchy="false">)</math:mo>
      </math:mrow>
    </math:mrow>
    <math:annotation math:encoding="StarMath 5.0">P(A divides S)</math:annotation>
  </math:semantics>
</math:math>
</file>

<file path=Object 3/content.xml><?xml version="1.0" encoding="utf-8"?>
<!DOCTYPE math  PUBLIC '-//OpenOffice.org//DTD Modified W3C MathML 1.01//EN'  'math.dtd'>
<math:math xmlns:math="http://www.w3.org/1998/Math/MathML">
  <math:semantics>
    <math:mrow>
      <math:mi>P</math:mi>
      <math:mrow>
        <math:mrow>
          <math:mrow>
            <math:mrow>
              <math:mo math:stretchy="false">(</math:mo>
              <math:mrow>
                <math:mi>A</math:mi>
                <math:mo math:stretchy="false">∣</math:mo>
                <math:mi>S</math:mi>
              </math:mrow>
              <math:mo math:stretchy="false">)</math:mo>
            </math:mrow>
            <math:mo math:stretchy="false">=</math:mo>
            <math:mfrac>
              <math:mrow>
                <math:mi>P</math:mi>
                <math:mrow>
                  <math:mo math:stretchy="false">(</math:mo>
                  <math:mrow>
                    <math:mi>S</math:mi>
                    <math:mo math:stretchy="false">∣</math:mo>
                    <math:mi>A</math:mi>
                  </math:mrow>
                  <math:mo math:stretchy="false">)</math:mo>
                </math:mrow>
                <math:mi>P</math:mi>
                <math:mrow>
                  <math:mo math:stretchy="false">(</math:mo>
                  <math:mi>A</math:mi>
                  <math:mo math:stretchy="false">)</math:mo>
                </math:mrow>
              </math:mrow>
              <math:mrow>
                <math:mi>P</math:mi>
                <math:mrow>
                  <math:mo math:stretchy="false">(</math:mo>
                  <math:mi>S</math:mi>
                  <math:mo math:stretchy="false">)</math:mo>
                </math:mrow>
              </math:mrow>
            </math:mfrac>
          </math:mrow>
          <math:mo math:stretchy="false">=</math:mo>
          <math:mfrac>
            <math:mrow>
              <math:mn>.81</math:mn>
              <math:mo math:stretchy="false">∗</math:mo>
              <math:mn>.10</math:mn>
            </math:mrow>
            <math:mn>.18</math:mn>
          </math:mfrac>
        </math:mrow>
        <math:mo math:stretchy="false">=</math:mo>
        <math:mn>.45</math:mn>
      </math:mrow>
    </math:mrow>
    <math:annotation math:encoding="StarMath 5.0">P(A divides S) = {P(S divides A) P(A)} over {P(S)} = {.81 * .10} over {.18} = .45</math:annotation>
  </math:semantics>
</math:math>
</file>

<file path=Object 4/content.xml><?xml version="1.0" encoding="utf-8"?>
<!DOCTYPE math  PUBLIC '-//OpenOffice.org//DTD Modified W3C MathML 1.01//EN'  'math.dtd'>
<math:math xmlns:math="http://www.w3.org/1998/Math/MathML">
  <math:semantics>
    <math:mrow>
      <math:mfrac>
        <math:mrow>
          <math:mrow>
            <math:mrow>
              <math:mrow>
                <math:mrow>
                  <math:mn>4</math:mn>
                  <math:mo math:stretchy="false">∗</math:mo>
                  <math:mn>1</math:mn>
                </math:mrow>
                <math:mo math:stretchy="false">/</math:mo>
                <math:mn>4</math:mn>
              </math:mrow>
              <math:mo math:stretchy="false">+</math:mo>
              <math:mrow>
                <math:mrow>
                  <math:mn>2</math:mn>
                  <math:mo math:stretchy="false">∗</math:mo>
                  <math:mn>1</math:mn>
                </math:mrow>
                <math:mo math:stretchy="false">/</math:mo>
                <math:mn>2</math:mn>
              </math:mrow>
            </math:mrow>
            <math:mo math:stretchy="false">+</math:mo>
            <math:mrow>
              <math:mrow>
                <math:mn>2</math:mn>
                <math:mo math:stretchy="false">∗</math:mo>
                <math:mn>1</math:mn>
              </math:mrow>
              <math:mo math:stretchy="false">/</math:mo>
              <math:mn>2</math:mn>
            </math:mrow>
          </math:mrow>
          <math:mo math:stretchy="false">+</math:mo>
          <math:mn>1</math:mn>
        </math:mrow>
        <math:mrow>
          <math:mrow>
            <math:mrow>
              <math:mrow>
                <math:mrow>
                  <math:mn>2</math:mn>
                  <math:mo math:stretchy="false">+</math:mo>
                  <math:mn>4</math:mn>
                </math:mrow>
                <math:mo math:stretchy="false">+</math:mo>
                <math:mn>2</math:mn>
              </math:mrow>
              <math:mo math:stretchy="false">+</math:mo>
              <math:mn>1</math:mn>
            </math:mrow>
            <math:mo math:stretchy="false">+</math:mo>
            <math:mn>2</math:mn>
          </math:mrow>
          <math:mo math:stretchy="false">+</math:mo>
          <math:mn>1</math:mn>
        </math:mrow>
      </math:mfrac>
      <math:mo math:stretchy="false">=</math:mo>
      <math:mrow>
        <math:mn>1</math:mn>
        <math:mo math:stretchy="false">/</math:mo>
        <math:mn>3</math:mn>
      </math:mrow>
    </math:mrow>
    <math:annotation math:encoding="StarMath 5.0">{4 * 1/4 + 2 * 1/2 + 2 * 1/2 + 1} over {2 + 4 + 2 + 1 + 2 + 1} = 1 / 3</math:annotation>
  </math:semantics>
</math:math>
</file>

<file path=Object 5/content.xml><?xml version="1.0" encoding="utf-8"?>
<!DOCTYPE math  PUBLIC '-//OpenOffice.org//DTD Modified W3C MathML 1.01//EN'  'math.dtd'>
<math:math xmlns:math="http://www.w3.org/1998/Math/MathML">
  <math:semantics>
    <math:msup>
      <math:mfenced math:open="" math:close="">
        <math:mfrac>
          <math:mn>2</math:mn>
          <math:mn>3</math:mn>
        </math:mfrac>
      </math:mfenced>
      <math:mi>N</math:mi>
    </math:msup>
    <math:annotation math:encoding="StarMath 5.0">left ( {2 over 3} right )  ^ N</math:annotation>
  </math:semantics>
</math:math>
</file>

<file path=Object 6/content.xml><?xml version="1.0" encoding="utf-8"?>
<!DOCTYPE math  PUBLIC '-//OpenOffice.org//DTD Modified W3C MathML 1.01//EN'  'math.dtd'>
<math:math xmlns:math="http://www.w3.org/1998/Math/MathML">
  <math:semantics>
    <math:mrow>
      <math:mrow>
        <math:mn>1</math:mn>
        <math:mo math:stretchy="false">−</math:mo>
        <math:msup>
          <math:mfenced math:open="" math:close="">
            <math:mfrac>
              <math:mn>2</math:mn>
              <math:mn>3</math:mn>
            </math:mfrac>
          </math:mfenced>
          <math:mi>N</math:mi>
        </math:msup>
      </math:mrow>
      <math:mo math:stretchy="false">&gt;</math:mo>
      <math:mn>0.9</math:mn>
    </math:mrow>
    <math:annotation math:encoding="StarMath 5.0">1 - left ( {2 over 3} right )  ^ N &gt; 0.9</math:annotation>
  </math:semantics>
</math:math>
</file>

<file path=Object 7/content.xml><?xml version="1.0" encoding="utf-8"?>
<!DOCTYPE math  PUBLIC '-//OpenOffice.org//DTD Modified W3C MathML 1.01//EN'  'math.dtd'>
<math:math xmlns:math="http://www.w3.org/1998/Math/MathML">
  <math:semantics>
    <math:mrow>
      <math:mrow>
        <math:mrow>
          <math:mn>1</math:mn>
          <math:mo math:stretchy="false">−</math:mo>
          <math:msup>
            <math:mfenced math:open="" math:close="">
              <math:mfrac>
                <math:mn>2</math:mn>
                <math:mn>3</math:mn>
              </math:mfrac>
            </math:mfenced>
            <math:mn>6</math:mn>
          </math:msup>
        </math:mrow>
        <math:mo math:stretchy="false">=</math:mo>
        <math:mn>91.22</math:mn>
      </math:mrow>
      <math:mtext/>
    </math:mrow>
    <math:annotation math:encoding="StarMath 5.0">1 - left ( {2 over 3} right )  ^ 6 = 91.22%</math:annotation>
  </math:semantics>
</math:math>
</file>